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Color Emoji2" svg:font-family="'Noto Color Emoji'"/>
    <style:font-face style:name="Noto Color Emoji1" svg:font-family="'Noto Color Emoji'" style:font-adornments="Ligera"/>
    <style:font-face style:name="DejaVu Sans" svg:font-family="'DejaVu Sans'" style:font-pitch="variable"/>
    <style:font-face style:name="Noto Color Emoji3" svg:font-family="'Noto Color Emoji'" style:font-pitch="variable"/>
    <style:font-face style:name="Noto Color Emoji" svg:font-family="'Noto Color Emoji'" style:font-adornments="Ligera" style:font-pitch="variable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draw:fill-color="#81d41a"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81d41a"/>
      <style:paragraph-properties style:writing-mode="lr-tb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text-align="start">
        <style:tab-stops/>
      </style:paragraph-properties>
    </style:style>
    <style:style style:name="T1" style:family="text">
      <style:text-properties fo:font-size="27pt"/>
    </style:style>
    <style:style style:name="T2" style:family="text">
      <style:text-properties fo:color="#ffffff" loext:opacity="100%" style:text-outline="false" style:text-line-through-style="none" style:text-line-through-type="none" style:font-name="Source Sans Pro Light1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BLEconnector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><text:span text:style-name="T1">Qt program wich can connect to Arduino via BLE to retrieve gyro and accelerometer data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63cm" svg:x="1.397cm" svg:y="0.252cm" presentation:class="title" presentation:user-transformed="true">
          <draw:text-box>
            <text:p>STEP 1 - DONE <text:s/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Create a .ino sketch for Arduino Nano 33 BLE Sense. The sketch file will make Arduino advertise its presence as a BLE peripheral device.</text:p>
              </text:list-item>
              <text:list-item>
                <text:p text:style-name="P5">Create a QT program wich can scan for nearby BLE devic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7"><text:span text:style-name="T2">STEP 2 - DONE</text:span><text:span text:style-name="T2"> </text:span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he QT program has to be able to connect to a BLE peripheral device from a list of scanned devic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STEP 3 - DONE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The .ino file uploaded to arduino advertises its presence, its data service and its characteristics such as gyroscope and accelerometer.</text:p>
              </text:list-item>
              <text:list-item>
                <text:p text:style-name="P5">After checking for a central device connection, Arduino has to initialize the IMU module and send gyroscope and acceleration data via BL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STEP 4 – working on it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The QT program has to be able to connect to the Arduino data service, scan for its gyroscope and accelerometer characteristics.</text:p>
              </text:list-item>
              <text:list-item>
                <text:p text:style-name="P5">Use the „notify“ property, connect it to a SLOT to read data from the two characteristics.</text:p>
              </text:list-item>
              <text:list-item>
                <text:p text:style-name="P5">Actual problem to solve: passing data, data type while passing it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STEP 5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Process the data read from Arduino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STEP 6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Divide this project in classes, make it easy to integrate in the ArduinoController project.</text:p>
              </text:list-item>
              <text:list-item>
                <text:p text:style-name="P5">Remove the pinball sensor from the ArduinoController project.</text:p>
              </text:list-item>
              <text:list-item>
                <text:p>Use the data acquired from the gyroscope and the accelerometer sensors to determine if the X-Ray machine is moving as intended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Color Emoji2" svg:font-family="'Noto Color Emoji'"/>
    <style:font-face style:name="Noto Color Emoji1" svg:font-family="'Noto Color Emoji'" style:font-adornments="Ligera"/>
    <style:font-face style:name="DejaVu Sans" svg:font-family="'DejaVu Sans'" style:font-pitch="variable"/>
    <style:font-face style:name="Noto Color Emoji3" svg:font-family="'Noto Color Emoji'" style:font-pitch="variable"/>
    <style:font-face style:name="Noto Color Emoji" svg:font-family="'Noto Color Emoji'" style:font-adornments="Ligera" style:font-pitch="variable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4T12:02:24.063436929</meta:creation-date>
    <meta:editing-duration>PT25M49S</meta:editing-duration>
    <meta:editing-cycles>5</meta:editing-cycles>
    <meta:generator>LibreOffice/7.1.7.2$Linux_X86_64 LibreOffice_project/10$Build-2</meta:generator>
    <dc:title>Vivid</dc:title>
    <dc:date>2021-12-06T11:50:54.943359474</dc:date>
    <meta:document-statistic meta:object-count="84"/>
  </office:meta>
</office:document-meta>
</file>